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MBX10" svg:font-family="CMBX10" style:font-family-generic="roman" style:font-pitch="variable"/>
    <style:font-face style:name="CMBX7" svg:font-family="CMBX7" style:font-family-generic="roman" style:font-pitch="variable"/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CMSY10" svg:font-family="CMSY10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16d8be" officeooo:paragraph-rsid="0016d8be"/>
    </style:style>
    <style:style style:name="P2" style:family="paragraph" style:parent-style-name="Standard">
      <style:paragraph-properties fo:text-align="center" style:justify-single-word="false"/>
      <style:text-properties style:text-underline-style="none" officeooo:rsid="0016d8be" officeooo:paragraph-rsid="0016d8be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officeooo:paragraph-rsid="0016d8be" style:font-size-asian="12pt" style:font-size-complex="12pt"/>
    </style:style>
    <style:style style:name="P5" style:family="paragraph" style:parent-style-name="Standard">
      <style:text-properties style:font-name="Times New Roman" fo:font-size="12pt" style:text-underline-style="none" officeooo:rsid="0016d8be" officeooo:paragraph-rsid="0016d8be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text-underline-style="none" officeooo:rsid="0016d8be" officeooo:paragraph-rsid="0020c72d" style:font-size-asian="12pt" style:font-size-complex="12pt"/>
    </style:style>
    <style:style style:name="P7" style:family="paragraph" style:parent-style-name="Standard">
      <style:text-properties style:font-name="Times New Roman" fo:font-size="12pt" style:text-underline-style="none" officeooo:rsid="0022652d" officeooo:paragraph-rsid="0022652d" style:font-size-asian="12pt" style:font-size-complex="12pt"/>
    </style:style>
    <style:style style:name="P8" style:family="paragraph" style:parent-style-name="Standard">
      <style:text-properties style:font-name="Times New Roman" fo:font-size="12pt" style:text-underline-style="none" officeooo:rsid="0022652d" officeooo:paragraph-rsid="0024ece6" style:font-size-asian="12pt" style:font-size-complex="12pt"/>
    </style:style>
    <style:style style:name="P9" style:family="paragraph" style:parent-style-name="Standard">
      <style:text-properties style:font-name="Times New Roman" fo:font-size="12pt" style:text-underline-style="none" officeooo:rsid="0022652d" officeooo:paragraph-rsid="0027864d" style:font-size-asian="12pt" style:font-size-complex="12pt"/>
    </style:style>
    <style:style style:name="P10" style:family="paragraph" style:parent-style-name="Standard">
      <style:text-properties style:font-name="Times New Roman" fo:font-size="12pt" style:text-underline-style="none" officeooo:rsid="0022652d" officeooo:paragraph-rsid="00286d3a" style:font-size-asian="12pt" style:font-size-complex="12pt"/>
    </style:style>
    <style:style style:name="P11" style:family="paragraph" style:parent-style-name="Standard">
      <style:text-properties style:font-name="Times New Roman" fo:font-size="12pt" style:text-underline-style="none" officeooo:rsid="00286d3a" officeooo:paragraph-rsid="00286d3a" style:font-size-asian="12pt" style:font-size-complex="12pt"/>
    </style:style>
    <style:style style:name="P12" style:family="paragraph" style:parent-style-name="Standard">
      <style:text-properties style:font-name="Times New Roman" fo:font-size="12pt" style:text-underline-style="none" officeooo:rsid="00297e74" officeooo:paragraph-rsid="00297e74" style:font-size-asian="12pt" style:font-size-complex="12pt"/>
    </style:style>
    <style:style style:name="P13" style:family="paragraph" style:parent-style-name="Standard">
      <style:text-properties style:font-name="Times New Roman" fo:font-size="12pt" style:text-underline-style="none" officeooo:rsid="00299ba1" officeooo:paragraph-rsid="00299ba1" style:font-size-asian="12pt" style:font-size-complex="12pt"/>
    </style:style>
    <style:style style:name="P14" style:family="paragraph" style:parent-style-name="Standard">
      <style:text-properties style:font-name="Times New Roman" fo:font-size="12pt" style:text-underline-style="none" officeooo:rsid="00299ba1" officeooo:paragraph-rsid="002a3fa7" style:font-size-asian="12pt" style:font-size-complex="12pt"/>
    </style:style>
    <style:style style:name="P15" style:family="paragraph" style:parent-style-name="Standard">
      <style:text-properties style:font-name="Times New Roman" fo:font-size="12pt" style:text-underline-style="none" officeooo:rsid="00299ba1" officeooo:paragraph-rsid="002fe0e5" style:font-size-asian="12pt" style:font-size-complex="12pt"/>
    </style:style>
    <style:style style:name="P16" style:family="paragraph" style:parent-style-name="Standard">
      <style:text-properties style:font-name="Times New Roman" fo:font-size="12pt" style:text-underline-style="none" officeooo:rsid="002c25c0" officeooo:paragraph-rsid="002c25c0" style:font-size-asian="12pt" style:font-size-complex="12pt"/>
    </style:style>
    <style:style style:name="P17" style:family="paragraph" style:parent-style-name="Standard">
      <style:text-properties style:font-name="Times New Roman" fo:font-size="12pt" style:text-underline-style="none" officeooo:rsid="002c33de" officeooo:paragraph-rsid="002c33de" style:font-size-asian="12pt" style:font-size-complex="12pt"/>
    </style:style>
    <style:style style:name="P18" style:family="paragraph" style:parent-style-name="Standard">
      <style:text-properties style:font-name="Times New Roman" fo:font-size="12pt" style:text-underline-style="none" officeooo:rsid="002cb2ae" officeooo:paragraph-rsid="002cb2ae" style:font-size-asian="12pt" style:font-size-complex="12pt"/>
    </style:style>
    <style:style style:name="P19" style:family="paragraph" style:parent-style-name="Standard">
      <style:text-properties style:font-name="Times New Roman" fo:font-size="12pt" style:text-underline-style="none" officeooo:rsid="002cc1bf" officeooo:paragraph-rsid="002cc1bf" style:font-size-asian="12pt" style:font-size-complex="12pt"/>
    </style:style>
    <style:style style:name="P20" style:family="paragraph" style:parent-style-name="Standard">
      <style:text-properties style:font-name="Times New Roman" fo:font-size="12pt" style:text-underline-style="none" officeooo:rsid="002dd4c2" officeooo:paragraph-rsid="002dd4c2" style:font-size-asian="12pt" style:font-size-complex="12pt"/>
    </style:style>
    <style:style style:name="P21" style:family="paragraph" style:parent-style-name="Standard">
      <style:text-properties style:font-name="Times New Roman" fo:font-size="12pt" style:text-underline-style="none" officeooo:rsid="002e0ad3" officeooo:paragraph-rsid="002e0ad3" style:font-size-asian="12pt" style:font-size-complex="12pt"/>
    </style:style>
    <style:style style:name="P22" style:family="paragraph">
      <style:paragraph-properties fo:text-align="center"/>
    </style:style>
    <style:style style:name="T1" style:family="text">
      <style:text-properties officeooo:rsid="0016d8be"/>
    </style:style>
    <style:style style:name="T2" style:family="text">
      <style:text-properties officeooo:rsid="001bdc6f"/>
    </style:style>
    <style:style style:name="T3" style:family="text">
      <style:text-properties officeooo:rsid="001ef73f"/>
    </style:style>
    <style:style style:name="T4" style:family="text">
      <style:text-properties officeooo:rsid="0020c72d"/>
    </style:style>
    <style:style style:name="T5" style:family="text">
      <style:text-properties officeooo:rsid="0022e021"/>
    </style:style>
    <style:style style:name="T6" style:family="text">
      <style:text-properties officeooo:rsid="00244591"/>
    </style:style>
    <style:style style:name="T7" style:family="text">
      <style:text-properties officeooo:rsid="0024ece6"/>
    </style:style>
    <style:style style:name="T8" style:family="text">
      <style:text-properties officeooo:rsid="0028def1"/>
    </style:style>
    <style:style style:name="T9" style:family="text">
      <style:text-properties officeooo:rsid="002a3fa7"/>
    </style:style>
    <style:style style:name="T10" style:family="text">
      <style:text-properties officeooo:rsid="002e0ad3"/>
    </style:style>
    <style:style style:name="T11" style:family="text">
      <style:text-properties officeooo:rsid="002fe0e5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cc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f99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D3</text:p>
      <text:p text:style-name="P1"/>
      <text:p text:style-name="P1">Exercice 3:</text:p>
      <text:p text:style-name="P1"/>
      <text:p text:style-name="P1">a) Idées:</text:p>
      <text:p text:style-name="P1">- Parcours en profondeur</text:p>
      <text:p text:style-name="P1">- faire un aller-retour sur une arête "retour"</text:p>
      <text:p text:style-name="P1"/>
      <text:p text:style-name="P1">Marche-exhaustive(G, r)</text:p>
      <text:p text:style-name="P1">debut</text:p>
      <text:p text:style-name="P5"><text:tab/>pour tous les x <text:span text:style-name="T2">e</text:span> V faire dv(v) <text:s/>&lt;- 0 ; // sommets deja vus.</text:p>
      <text:p text:style-name="P3"><text:tab/>dv(r) <text:s/><text:span text:style-name="T1">&lt;-</text:span> 1 ; debut(r) <text:s/><text:span text:style-name="T1">&lt;-</text:span> 1 ; pere(r) <text:s/><text:span text:style-name="T1">&lt;-</text:span> r ; // la racine</text:p>
      <text:p text:style-name="P3"><text:tab/>Empiler r sur AT ; // sommets a traiter, AT geree comme une pile</text:p>
      <text:p text:style-name="P4"><text:tab/>t <text:s/><text:span text:style-name="T1">&lt;-</text:span> 2 ; // le temps</text:p>
      <text:p text:style-name="P4"/>
      <text:p text:style-name="P4"><text:tab/>tant que AT != <text:span text:style-name="T2">NULL </text:span>faire</text:p>
      <text:p text:style-name="P3"><text:tab/><text:tab/>Noter x le sommet en haut de AT ;</text:p>
      <text:p text:style-name="P3"/>
      <text:p text:style-name="P3"><text:tab/><text:tab/>si vois(x) = <text:span text:style-name="T3">NULL </text:span>alors</text:p>
      <text:p text:style-name="P3"><text:tab/><text:tab/><text:tab/>Depiler AT ;</text:p>
      <text:p text:style-name="P3"><text:tab/><text:tab/><text:tab/>fin(x) <text:s/><text:span text:style-name="T1">&lt;-</text:span> t ; t <text:s/><text:span text:style-name="T1">&lt;-</text:span> t + 1 ; // n de traitement pour x</text:p>
      <text:p text:style-name="P3"><text:tab/><text:tab/>sinon</text:p>
      <text:p text:style-name="P3"><text:tab/><text:tab/><text:tab/>Noter y le sommet en haut de vois(x) et depiler vois(x) ;</text:p>
      <text:p text:style-name="P3"><text:tab/><text:tab/><text:tab/><text:span text:style-name="T4">si dv(y) = 1 et y != pere(x) et debut(x) &gt; debut(y) alors</text:span></text:p>
      <text:p text:style-name="P3"><text:tab/><text:tab/><text:tab/><text:tab/><text:span text:style-name="T4">Ecrire "Arêtes(x, y), (y, x)" fins;</text:span></text:p>
      <text:p text:style-name="P3"><text:tab/><text:tab/><text:tab/>si dv(y) = 0 alors</text:p>
      <text:p text:style-name="P4"><text:tab/><text:tab/><text:tab/><text:tab/>dv(y) <text:s/><text:span text:style-name="T1">&lt;-</text:span> 1 ; // on traite y pour la premiere fois</text:p>
      <text:p text:style-name="P3"><text:tab/><text:tab/><text:tab/><text:tab/>Empiler y sur AT ;</text:p>
      <text:p text:style-name="P6"><text:tab/><text:tab/><text:tab/><text:tab/>pere(y) <text:s/>&lt;- x ;</text:p>
      <text:p text:style-name="P3"><text:tab/><text:tab/><text:tab/><text:tab/><text:span text:style-name="T4">Ecrire "Arête (x, y)"</text:span></text:p>
      <text:p text:style-name="P5">fin</text:p>
      <text:p text:style-name="P5"/>
      <text:p text:style-name="P7">b) </text:p>
      <text:p text:style-name="P8"><draw:line text:anchor-type="paragraph" draw:z-index="0" draw:name="Forme1" draw:style-name="gr1" draw:text-style-name="P22" svg:x1="2.658cm" svg:y1="2.203cm" svg:x2="3.928cm" svg:y2="3.182cm"><text:p/></draw:line><draw:line text:anchor-type="paragraph" draw:z-index="1" draw:name="Forme2" draw:style-name="gr1" draw:text-style-name="P22" svg:x1="3.928cm" svg:y1="1.198cm" svg:x2="2.658cm" svg:y2="2.203cm"><text:p/></draw:line><draw:line text:anchor-type="paragraph" draw:z-index="2" draw:name="Forme3" draw:style-name="gr1" draw:text-style-name="P22" svg:x1="3.928cm" svg:y1="3.182cm" svg:x2="9.061cm" svg:y2="3.182cm"><text:p/></draw:line><draw:line text:anchor-type="paragraph" draw:z-index="3" draw:name="Forme4" draw:style-name="gr1" draw:text-style-name="P22" svg:x1="3.928cm" svg:y1="1.198cm" svg:x2="9.061cm" svg:y2="1.198cm"><text:p/></draw:line><draw:line text:anchor-type="paragraph" draw:z-index="4" draw:name="Forme5" draw:style-name="gr1" draw:text-style-name="P22" svg:x1="11.601cm" svg:y1="1.251cm" svg:x2="13.083cm" svg:y2="1.251cm"><text:p/></draw:line><draw:line text:anchor-type="paragraph" draw:z-index="5" draw:name="Forme6" draw:style-name="gr1" draw:text-style-name="P22" svg:x1="11.628cm" svg:y1="3.182cm" svg:x2="13.057cm" svg:y2="3.182cm"><text:p/></draw:lin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2<text:tab/><text:tab/>4<text:tab/><text:tab/>6<text:tab/>...<text:tab/><text:span text:style-name="T5">2i<text:tab/>2(i+1)</text:span><text:tab/>...<text:tab/><text:span text:style-name="T6">k</text:span><text:tab/><text:tab/><text:tab/><text:tab/><text:tab/><text:tab/><text:tab/><text:tab/><text:tab/><text:tab/><text:tab/><text:tab/><text:tab/><text:tab/><text:tab/><text:tab/>1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3<text:tab/><text:tab/>5<text:tab/><text:tab/><text:span text:style-name="T5">7</text:span><text:tab/>...<text:tab/><text:span text:style-name="T5">2i+1<text:tab/>2i+3</text:span><text:tab/>...<text:tab/></text:p>
      <text:p text:style-name="P8"/>
      <text:p text:style-name="P8"/>
      <text:p text:style-name="P8"><text:span text:style-name="T7">Pour aller de 2i à 2(i+1); i+i+i+i+1 = 4i+1</text:span></text:p>
      <text:p text:style-name="P9"><text:span text:style-name="T7">soit (au moins) au total 1 + somme(4i + 1) avec i de 1 à (k/2)-1 =</text:span></text:p>
      <text:p text:style-name="P10"><text:span text:style-name="T7">1 + somme(4i) + ((k/2) - 1) avec i de 1 à (k/2)-1 =</text:span></text:p>
      <text:p text:style-name="P10"><text:span text:style-name="T7">1 + 4*somme(i) + ((k/2) -1) avec i de 1 à (k/2)-1 =</text:span></text:p>
      <text:p text:style-name="P11">1 + ((k/2) – 1) + 4*((k/2)(<text:span text:style-name="T8">(</text:span>k/2<text:span text:style-name="T8">)</text:span> -1)/2)</text:p>
      <text:p text:style-name="P11"/>
      <text:p text:style-name="P12">c) En appliquant Marche-Exhaustive on parcourt 2 fois chaque arêtes.</text:p>
      <text:p text:style-name="P12"/>
      <text:p text:style-name="P12"/>
      <text:p text:style-name="P12"/>
      <text:p text:style-name="P12"><text:soft-page-break/>Exercice 4:</text:p>
      <text:p text:style-name="P12"/>
      <text:p text:style-name="P13">a) </text:p>
      <text:p text:style-name="P14"><draw:line text:anchor-type="paragraph" draw:z-index="6" draw:name="Forme7" draw:style-name="gr2" draw:text-style-name="P22" svg:x1="1.388cm" svg:y1="6.107cm" svg:x2="1.388cm" svg:y2="0.736cm"><text:p/></draw:line><draw:line text:anchor-type="paragraph" draw:z-index="7" draw:name="Forme8" draw:style-name="gr2" draw:text-style-name="P22" svg:x1="1.388cm" svg:y1="0.736cm" svg:x2="6.494cm" svg:y2="0.736cm"><text:p/></draw:line><draw:line text:anchor-type="paragraph" draw:z-index="8" draw:name="Forme9" draw:style-name="gr2" draw:text-style-name="P22" svg:x1="1.388cm" svg:y1="6.107cm" svg:x2="6.468cm" svg:y2="6.107cm"><text:p/></draw:line><draw:line text:anchor-type="paragraph" draw:z-index="9" draw:name="Forme10" draw:style-name="gr2" draw:text-style-name="P22" svg:x1="6.494cm" svg:y1="0.736cm" svg:x2="6.468cm" svg:y2="6.107cm"><text:p/></draw:line><draw:line text:anchor-type="paragraph" draw:z-index="10" draw:name="Forme11" draw:style-name="gr3" draw:text-style-name="P22" svg:x1="1.388cm" svg:y1="6.107cm" svg:x2="2.658cm" svg:y2="4.625cm"><text:p/></draw:line><draw:line text:anchor-type="paragraph" draw:z-index="11" draw:name="Forme12" draw:style-name="gr3" draw:text-style-name="P22" svg:x1="1.388cm" svg:y1="0.736cm" svg:x2="2.711cm" svg:y2="2.191cm"><text:p/></draw:line><draw:line text:anchor-type="paragraph" draw:z-index="12" draw:name="Forme13" draw:style-name="gr3" draw:text-style-name="P22" svg:x1="5.225cm" svg:y1="2.218cm" svg:x2="6.495cm" svg:y2="0.736cm"><text:p/></draw:line><draw:line text:anchor-type="paragraph" draw:z-index="13" draw:name="Forme14" draw:style-name="gr3" draw:text-style-name="P22" svg:x1="6.468cm" svg:y1="6.107cm" svg:x2="5.198cm" svg:y2="4.678cm"><text:p/></draw:line><draw:line text:anchor-type="paragraph" draw:z-index="14" draw:name="Forme15" draw:style-name="gr4" draw:text-style-name="P22" svg:x1="2.658cm" svg:y1="4.625cm" svg:x2="5.198cm" svg:y2="4.678cm"><text:p/></draw:line><draw:line text:anchor-type="paragraph" draw:z-index="15" draw:name="Forme16" draw:style-name="gr4" draw:text-style-name="P22" svg:x1="2.711cm" svg:y1="2.191cm" svg:x2="2.658cm" svg:y2="4.678cm"><text:p/></draw:line><draw:line text:anchor-type="paragraph" draw:z-index="16" draw:name="Forme17" draw:style-name="gr4" draw:text-style-name="P22" svg:x1="5.224cm" svg:y1="2.217cm" svg:x2="5.198cm" svg:y2="4.678cm"><text:p/></draw:line><draw:line text:anchor-type="paragraph" draw:z-index="17" draw:name="Forme18" draw:style-name="gr4" draw:text-style-name="P22" svg:x1="2.711cm" svg:y1="2.191cm" svg:x2="5.357cm" svg:y2="2.217cm"><text:p/></draw:line><draw:polyline text:anchor-type="paragraph" draw:z-index="18" draw:name="Forme19" draw:style-name="gr2" draw:text-style-name="P22" svg:width="0.562cm" svg:height="0.502cm" draw:transform="rotate (-0.718901118896464) translate (3.74299856812805cm 0.365094894713968cm)" svg:viewBox="0 0 563 503" draw:points="0,0 563,0 510,503 513,465"><text:p/></draw:polyline><draw:polyline text:anchor-type="paragraph" draw:z-index="19" draw:name="Forme20" draw:style-name="gr2" draw:text-style-name="P22" svg:width="0.917cm" svg:height="0.834cm" draw:transform="rotate (-0.84648468721725) translate (6.48468838087608cm 2.66962792284107cm)" svg:viewBox="0 0 918 835" draw:points="0,835 918,835 774,0"><text:p/></draw:polyline><draw:polyline text:anchor-type="paragraph" draw:z-index="20" draw:name="Forme21" draw:style-name="gr2" draw:text-style-name="P22" svg:width="0.984cm" svg:height="0.836cm" draw:transform="rotate (2.60577657322753) translate (4.72192812121997cm 6.60929576655506cm)" svg:viewBox="0 0 985 837" draw:points="0,0 985,0 559,837"><text:p/></draw:polyline><draw:polyline text:anchor-type="paragraph" draw:z-index="21" draw:name="Forme22" draw:style-name="gr2" draw:text-style-name="P22" svg:width="1.131cm" svg:height="0.885cm" draw:transform="rotate (0.917868653623818) translate (0.700190989311575cm 4.01631924390108cm)" svg:viewBox="0 0 1132 886" draw:points="0,0 1132,0 828,865 844,886"><text:p/></draw:polyline><draw:polyline text:anchor-type="paragraph" draw:z-index="22" draw:name="Forme23" draw:style-name="gr4" draw:text-style-name="P22" svg:width="0.507cm" svg:height="0.408cm" draw:transform="rotate (-0.674744288821008) translate (3.84880661810469cm 1.87324867182269cm)" svg:viewBox="0 0 508 409" draw:points="0,0 508,0 463,409"><text:p/></draw:polyline><draw:polyline text:anchor-type="paragraph" draw:z-index="23" draw:name="Forme24" draw:style-name="gr4" draw:text-style-name="P22" svg:width="0.565cm" svg:height="0.466cm" draw:transform="rotate (-0.917868653623818) translate (5.25185783495313cm 3.04456920984756cm)" svg:viewBox="0 0 566 467" draw:points="0,467 566,467 391,0"><text:p/></draw:polyline><draw:polyline text:anchor-type="paragraph" draw:z-index="24" draw:name="Forme25" draw:style-name="gr4" draw:text-style-name="P22" svg:width="0.582cm" svg:height="0.567cm" draw:transform="rotate (2.45271119782763) translate (4.40443055555556cm 4.99533333333333cm)" svg:viewBox="0 0 583 568" draw:points="0,0 583,0 434,568"><text:p/></draw:polyline><draw:polyline text:anchor-type="paragraph" draw:z-index="25" draw:name="Forme26" draw:style-name="gr4" draw:text-style-name="P22" svg:width="0.599cm" svg:height="0.555cm" draw:transform="rotate (0.847880950618845) translate (2.26130555555555cm 3.75179166666667cm)" svg:viewBox="0 0 600 556" draw:points="0,0 600,0 490,556"><text:p/></draw:polyline><draw:polyline text:anchor-type="paragraph" draw:z-index="26" draw:name="Forme27" draw:style-name="gr3" draw:text-style-name="P22" svg:width="0.456cm" svg:height="0.433cm" draw:transform="rotate (0.174707458124632) translate (1.78505555555556cm 5.25991666666667cm)" svg:viewBox="0 0 457 434" draw:points="0,0 457,0 326,434"><text:p/></draw:polyline><draw:polyline text:anchor-type="paragraph" draw:z-index="27" draw:name="Forme28" draw:style-name="gr3" draw:text-style-name="P22" svg:width="0.555cm" svg:height="0.626cm" draw:transform="rotate (1.61844381537434) translate (2.10255555555555cm 1.952625cm)" svg:viewBox="0 0 556 627" draw:points="0,0 556,0 367,627"><text:p/></draw:polyline><draw:polyline text:anchor-type="paragraph" draw:z-index="28" draw:name="Forme29" draw:style-name="gr3" draw:text-style-name="P22" svg:width="0.795cm" svg:height="0.539cm" draw:transform="rotate (0.269129770657526) translate (5.22463090546359cm 1.6086377224909cm)" svg:viewBox="0 0 796 540" draw:points="0,0 796,0 565,540"><text:p/></draw:polyline><draw:polyline text:anchor-type="paragraph" draw:z-index="29" draw:name="Forme30" draw:style-name="gr3" draw:text-style-name="P22" svg:width="0.639cm" svg:height="0.577cm" draw:transform="rotate (-0.124441975667196) translate (5.26987756144928cm 4.76612069622946cm)" svg:viewBox="0 0 640 578" draw:points="0,578 640,578 568,0"><text:p/></draw:polyline><text:tab/><text:tab/><text:tab/><text:tab/><text:tab/><text:tab/><text:tab/><text:tab/><text:tab/><text:tab/><text:tab/><text:tab/><text:tab/><text:tab/><text:span text:style-name="T9">1</text:span><text:tab/><text:tab/><text:tab/><text:tab/><text:span text:style-name="T9">2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9">3</text:span><text:tab/><text:tab/><text:span text:style-name="T9">4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9">5</text:span><text:tab/><text:tab/><text:span text:style-name="T9">6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9">7</text:span><text:tab/><text:tab/><text:tab/><text:tab/><text:span text:style-name="T9">8</text:span></text:p>
      <text:p text:style-name="P14"/>
      <text:p text:style-name="P16">b) Si G admet D orientation fortement connexe, Alors pour tout xy, il existe Pxy chemin orienté de x à y.</text:p>
      <text:p text:style-name="P17">Si on considère Pxy: Pxy où on oubie l'orientation est un chemin qui relie x et y d'où G est connexe.</text:p>
      <text:p text:style-name="P18">Par l'absurde : supposons g connexe ayant un pont xy. Soit D une orientation fortement connexe de G soit xy l'orientation de xy il n'existe pas de chemin orienté de y à x, contredisant l'hyp "fortement connexe.</text:p>
      <text:p text:style-name="P18"/>
      <text:p text:style-name="P18"/>
      <text:p text:style-name="P19">c) G connexe, sans pont =&gt; il existe D orientation foretemnt connexe de G.</text:p>
      <text:p text:style-name="P19">Objectif: construire une orientation fortement connexe.</text:p>
      <text:p text:style-name="P20">Soit r un sommet de G, T un arbre couvrant de G issu d'un parcours en profondeur pratant de r.</text:p>
      <text:p text:style-name="P20">Idées:</text:p>
      <text:p text:style-name="P20">- Orienter les arêtes de T de la racine vers la racine vers les feuilles i.e pere(x) e D</text:p>
      <text:p text:style-name="P20">- Orienter les arêtest non(e) T vers la racine i.e pourt tout xy e E\T</text:p>
      <text:p text:style-name="P20">debut(x) &lt;</text:p>
      <text:p text:style-name="P20"/>
      <text:p text:style-name="P21">On observe que Pour tout v e V il existe un chemin orienté de r à v. On veut montrer que: pour tout x e V, il existe chemin orienté de x à r</text:p>
      <text:p text:style-name="P21">Pour cela on montre:</text:p>
      <text:p text:style-name="P21">Pour tout x != r, il existe u descendant de x (possiblement x = u)</text:p>
      <text:p text:style-name="P21"><text:tab/><text:tab/>il existe v ancètre de x (x != x)</text:p>
      <text:p text:style-name="P21">et uv e E (uv e D)</text:p>
      <text:p text:style-name="P21"/>
      <text:p text:style-name="P21"/>
      <text:p text:style-name="P21"><draw:path text:anchor-type="paragraph" draw:z-index="32" draw:name="Forme33" draw:style-name="gr4" draw:text-style-name="P22" svg:width="4.305cm" svg:height="2.747cm" draw:transform="rotate (0.316777259236971) translate (0.303388886701013cm 0.492124993325926cm)" svg:viewBox="0 0 4306 2748" svg:d="M0 0c3397 0 4306 2748 4306 2748"><text:p/></draw:path><draw:polyline text:anchor-type="paragraph" draw:z-index="35" draw:name="Forme36" draw:style-name="gr4" draw:text-style-name="P22" svg:width="0.8cm" svg:height="0.698cm" draw:transform="skewX (-0.46774823953448) rotate (2.05146000279413) translate (2.94912948560959cm 0.994962580298733cm)" svg:viewBox="0 0 801 699" draw:points="0,0 801,0 357,699"><text:p/></draw:polyline><draw:polyline text:anchor-type="paragraph" draw:z-index="37" draw:name="Forme38" draw:style-name="gr3" draw:text-style-name="P22" svg:width="0.796cm" svg:height="0.658cm" draw:transform="rotate (2.61258335731031) translate (13.2150555555556cm 0.941916666666667cm)" svg:viewBox="0 0 797 659" draw:points="0,0 797,0 446,659"><text:p/></draw:polyline>r</text:p>
      <text:p text:style-name="P15"><draw:line text:anchor-type="paragraph" draw:z-index="30" draw:name="Forme31" draw:style-name="gr1" draw:text-style-name="P22" svg:x1="0.303cm" svg:y1="0.005cm" svg:x2="2.578cm" svg:y2="1.275cm"><text:p/></draw:line><draw:line text:anchor-type="paragraph" draw:z-index="31" draw:name="Forme32" draw:style-name="gr1" draw:text-style-name="P22" svg:x1="2.579cm" svg:y1="1.275cm" svg:x2="15.385cm" svg:y2="1.275cm"><text:p/></draw:line><draw:path text:anchor-type="paragraph" draw:z-index="33" draw:name="Forme34" draw:style-name="gr2" draw:text-style-name="P22" svg:width="5.087cm" svg:height="5.772cm" draw:transform="skewX (-6.34096601489818E-017) rotate (-0.867777704091581) translate (9.65519526342309cm -2.45701289344466cm)" svg:viewBox="0 0 5088 5773" svg:d="M0 5773c6589 0 4892-5773 4892-5773"><text:p/></draw:path><draw:path text:anchor-type="paragraph" draw:z-index="34" draw:name="Forme35" draw:style-name="gr3" draw:text-style-name="P22" svg:width="3.428cm" svg:height="3.787cm" draw:transform="rotate (0.835838178780084) translate (10.2781805545635cm 1.27529166576994cm)" svg:viewBox="0 0 3429 3788" svg:d="M0 0c3709 0 3424 3788 3424 3788"><text:p/></draw:path><draw:polyline text:anchor-type="paragraph" draw:z-index="36" draw:name="Forme37" draw:style-name="gr2" draw:text-style-name="P22" svg:width="0.876cm" svg:height="0.917cm" draw:transform="rotate (2.47313155007596) translate (9.64317760355628cm 4.05342040454607cm)" svg:viewBox="0 0 877 918" draw:points="0,0 877,0 759,918"><text:p/></draw:polyline><draw:polyline text:anchor-type="paragraph" draw:z-index="38" draw:name="Forme39" draw:style-name="gr1" draw:text-style-name="P22" svg:width="0.557cm" svg:height="0.514cm" draw:transform="rotate (0.0949459113084915) translate (1.10118468790801cm 0.312324380854277cm)" svg:viewBox="0 0 558 515" draw:points="0,515 558,515 448,0"><text:p/></draw:polyline><draw:polyline text:anchor-type="paragraph" draw:z-index="39" draw:name="Forme40" draw:style-name="gr1" draw:text-style-name="P22" svg:width="0.756cm" svg:height="0.696cm" draw:transform="rotate (0.636521578202332) translate (3.11725162328241cm 1.16490837899851cm)" svg:viewBox="0 0 757 697" draw:points="0,697 757,697 482,0"><text:p/></draw:polyline><draw:polyline text:anchor-type="paragraph" draw:z-index="40" draw:name="Forme41" draw:style-name="gr1" draw:text-style-name="P22" svg:width="0.585cm" svg:height="0.511cm" draw:transform="rotate (-0.682249204604583) translate (6.17713888888889cm 0.931333333333333cm)" svg:viewBox="0 0 586 512" draw:points="0,0 545,0 586,512"><text:p/></draw:polyline><draw:polyline text:anchor-type="paragraph" draw:z-index="41" draw:name="Forme42" draw:style-name="gr1" draw:text-style-name="P22" svg:width="0.722cm" svg:height="0.62cm" draw:transform="rotate (-0.888547122190313) translate (8.77008406873005cm 0.851935169566997cm)" svg:viewBox="0 0 723 621" draw:points="0,0 545,0 723,621"><text:p/></draw:polyline><draw:polyline text:anchor-type="paragraph" draw:z-index="42" draw:name="Forme43" draw:style-name="gr1" draw:text-style-name="P22" svg:width="0.465cm" svg:height="0.469cm" draw:transform="rotate (-0.741939465022789) translate (11.4423472222222cm 0.984249999999987cm)" svg:viewBox="0 0 466 470" draw:points="0,0 431,0 466,470"><text:p/></draw:polyline><draw:polyline text:anchor-type="paragraph" draw:z-index="43" draw:name="Forme44" draw:style-name="gr1" draw:text-style-name="P22" svg:width="0.511cm" svg:height="0.576cm" draw:transform="rotate (-0.828856861772107) translate (13.8235996996871cm 0.95778939569279cm)" svg:viewBox="0 0 512 577" draw:points="0,0 431,0 512,577"><text:p/></draw:polylin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10">1<text:tab/></text:span><text:tab/><text:span text:style-name="T10">2</text:span><text:tab/><text:tab/><text:span text:style-name="T10">3</text:span><text:tab/><text:tab/><text:span text:style-name="T10">4</text:span><text:tab/><text:tab/><text:span text:style-name="T10">5</text:span><text:tab/><text:tab/><text:span text:style-name="T10">6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5"/>
      <text:p text:style-name="P15"><text:soft-page-break/><text:span text:style-name="T11">Preuve: Considérons T\pere(x) x</text:span></text:p>
      <text:p text:style-name="P15"><text:span text:style-name="T11">T\pere(x)x a 2 composantes connexes C1 et C2 (r E C1) comme G est sans pont, il existe une arêt uv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"/>
      <text:p text:style-name="P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MBX10" svg:font-family="CMBX10" style:font-family-generic="roman" style:font-pitch="variable"/>
    <style:font-face style:name="CMBX7" svg:font-family="CMBX7" style:font-family-generic="roman" style:font-pitch="variable"/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CMSY10" svg:font-family="CMSY10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7M35S</meta:editing-duration>
    <meta:editing-cycles>29</meta:editing-cycles>
    <meta:generator>LibreOffice/5.1.6.2$Windows_x86 LibreOffice_project/07ac168c60a517dba0f0d7bc7540f5afa45f0909</meta:generator>
    <dc:date>2017-10-24T13:01:12.161000000</dc:date>
    <meta:document-statistic meta:table-count="0" meta:image-count="0" meta:object-count="0" meta:page-count="3" meta:paragraph-count="57" meta:word-count="543" meta:character-count="3062" meta:non-whitespace-character-count="1907"/>
    <meta:user-defined meta:name="Info 1"/>
    <meta:user-defined meta:name="Info 2"/>
    <meta:user-defined meta:name="Info 3"/>
    <meta:user-defined meta:name="Info 4"/>
  </office:meta>
</office:document-meta>
</file>